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c5f2" officeooo:paragraph-rsid="0007c5f2"/>
    </style:style>
    <style:style style:name="P2" style:family="paragraph" style:parent-style-name="Standard">
      <style:text-properties fo:font-size="10pt" officeooo:rsid="0007c5f2" officeooo:paragraph-rsid="0007c5f2" style:font-size-asian="10pt" style:font-size-complex="10pt"/>
    </style:style>
    <style:style style:name="P3" style:family="paragraph" style:parent-style-name="Standard">
      <style:text-properties fo:font-size="12pt" fo:font-weight="bold" officeooo:rsid="0009011a" officeooo:paragraph-rsid="0009011a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officeooo:rsid="0007c5f2" officeooo:paragraph-rsid="0007c5f2" style:font-size-asian="12pt" style:font-size-complex="12pt"/>
    </style:style>
    <style:style style:name="P5" style:family="paragraph" style:parent-style-name="Standard">
      <style:text-properties fo:font-size="12pt" officeooo:rsid="0007c5f2" officeooo:paragraph-rsid="0009011a" style:font-size-asian="12pt" style:font-size-complex="12pt"/>
    </style:style>
    <style:style style:name="P6" style:family="paragraph" style:parent-style-name="Standard">
      <style:text-properties fo:font-size="12pt" officeooo:rsid="000ad4e7" officeooo:paragraph-rsid="000ad4e7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officeooo:rsid="0007c5f2" officeooo:paragraph-rsid="0007c5f2" style:font-size-asian="12pt" style:font-size-complex="12pt"/>
    </style:style>
    <style:style style:name="T1" style:family="text">
      <style:text-properties officeooo:rsid="0009011a"/>
    </style:style>
    <style:style style:name="T2" style:family="text">
      <style:text-properties officeooo:rsid="000cc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Отображение температуры в столбцах</text:p>
      <text:p text:style-name="P4"/>
      <text:p text:style-name="P4"/>
      <text:p text:style-name="P4">HTML: &lt;div class= «temps»&gt;&lt;/div&gt;</text:p>
      <text:p text:style-name="P4"/>
      <text:p text:style-name="P4">JS: </text:p>
      <text:p text:style-name="P7"/>
      <text:p text:style-name="P7"/>
      <text:p text:style-name="P7">var T = document.querySelectorAll(«.temps») <text:s text:c="12"/>// выбираем все HTML-элементы нужного класса в массив</text:p>
      <text:p text:style-name="P4"/>
      <text:p text:style-name="P4">var arr = [2<text:span text:style-name="T1">3</text:span>,2<text:span text:style-name="T1">3</text:span>,23,2<text:span text:style-name="T1">3</text:span>,2<text:span text:style-name="T1">3</text:span>,2<text:span text:style-name="T1">3</text:span>,2<text:span text:style-name="T1">3</text:span>,2<text:span text:style-name="T1">3</text:span>,2<text:span text:style-name="T1">3</text:span>,<text:span text:style-name="T1">2</text:span>3] <text:s text:c="19"/>// массив отдельно для хранения температур</text:p>
      <text:p text:style-name="P4"/>
      <text:p text:style-name="P4"><text:span text:style-name="T2">К</text:span>огда приходит сообщение c темой «/temp»: </text:p>
      <text:p text:style-name="P4"/>
      <text:p text:style-name="P4">arr = arr.splice(1, length(arr)); <text:s text:c="23"/>// <text:span text:style-name="T1">удаляем 0-вой элемент массива</text:span></text:p>
      <text:p text:style-name="P4">arr.push<text:span text:style-name="T1">(message.payloadString); <text:s text:c="17"/>// в конце добавляем температуру, которая только что пришла</text:span></text:p>
      <text:p text:style-name="P4"/>
      <text:p text:style-name="P5">for (i=0; i&lt;10: i++) { <text:s text:c="27"/>// устанавливаем текст и высоту столбиков в HTML, <text:span text:style-name="T1">берем для этого</text:span> данны<text:span text:style-name="T1">е</text:span> <text:span text:style-name="T1">из </text:span>массива arr.</text:p>
      <text:p text:style-name="P5">T[i].innerHTML = arr[i] ;</text:p>
      <text:p text:style-name="P5">T[i].style.height = arr[i] <text:span text:style-name="T1">+ «px»</text:span> ; </text:p>
      <text:p text:style-name="P6">}</text:p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74cm" fo:margin-right="0.5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48:48.483561980</meta:creation-date>
    <dc:date>2019-07-16T18:07:04.514512332</dc:date>
    <meta:editing-duration>PT6M40S</meta:editing-duration>
    <meta:editing-cycles>3</meta:editing-cycles>
    <meta:generator>LibreOffice/6.0.7.3$Linux_X86_64 LibreOffice_project/00m0$Build-3</meta:generator>
    <meta:print-date>2019-07-16T18:06:07.552666278</meta:print-date>
    <meta:document-statistic meta:table-count="0" meta:image-count="0" meta:object-count="0" meta:page-count="1" meta:paragraph-count="12" meta:word-count="87" meta:character-count="722" meta:non-whitespace-character-count="546"/>
  </office:meta>
</office:document-meta>
</file>